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shuffle-tra-462-1000res-10folds-1e-06ridge-50w2vdim-&lt;end&gt;-18-09_00:36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1899138517621" calcext:value-type="float">
            <text:p>0.4818991385</text:p>
          </table:table-cell>
          <table:table-cell office:value-type="float" office:value="0.0156366780360812" calcext:value-type="float">
            <text:p>0.015636678</text:p>
          </table:table-cell>
          <table:table-cell office:value-type="float" office:value="0.689221014492754" calcext:value-type="float">
            <text:p>0.6892210145</text:p>
          </table:table-cell>
          <table:table-cell office:value-type="float" office:value="0.0321180120928763" calcext:value-type="float">
            <text:p>0.0321180121</text:p>
          </table:table-cell>
          <table:table-cell office:value-type="float" office:value="0.995652173913043" calcext:value-type="float">
            <text:p>0.9956521739</text:p>
          </table:table-cell>
          <table:table-cell office:value-type="float" office:value="0.00869565217391304" calcext:value-type="float">
            <text:p>0.0086956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5291403432461" calcext:value-type="float">
            <text:p>0.4752914034</text:p>
          </table:table-cell>
          <table:table-cell office:value-type="float" office:value="0.0149815726850194" calcext:value-type="float">
            <text:p>0.0149815727</text:p>
          </table:table-cell>
          <table:table-cell office:value-type="float" office:value="0.66231884057971" calcext:value-type="float">
            <text:p>0.6623188406</text:p>
          </table:table-cell>
          <table:table-cell office:value-type="float" office:value="0.0143322177582018" calcext:value-type="float">
            <text:p>0.0143322178</text:p>
          </table:table-cell>
          <table:table-cell office:value-type="float" office:value="0.989130434782609" calcext:value-type="float">
            <text:p>0.9891304348</text:p>
          </table:table-cell>
          <table:table-cell office:value-type="float" office:value="0.0108695652173913" calcext:value-type="float">
            <text:p>0.0108695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6243526138374" calcext:value-type="float">
            <text:p>0.4862435261</text:p>
          </table:table-cell>
          <table:table-cell office:value-type="float" office:value="0.012800220550433" calcext:value-type="float">
            <text:p>0.0128002206</text:p>
          </table:table-cell>
          <table:table-cell office:value-type="float" office:value="0.678623188405797" calcext:value-type="float">
            <text:p>0.6786231884</text:p>
          </table:table-cell>
          <table:table-cell office:value-type="float" office:value="0.0207733857104526" calcext:value-type="float">
            <text:p>0.0207733857</text:p>
          </table:table-cell>
          <table:table-cell office:value-type="float" office:value="0.993478260869565" calcext:value-type="float">
            <text:p>0.9934782609</text:p>
          </table:table-cell>
          <table:table-cell office:value-type="float" office:value="0.00996212107599095" calcext:value-type="float">
            <text:p>0.0099621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4730263684384" calcext:value-type="float">
            <text:p>0.4847302637</text:p>
          </table:table-cell>
          <table:table-cell office:value-type="float" office:value="0.0170538998168484" calcext:value-type="float">
            <text:p>0.0170538998</text:p>
          </table:table-cell>
          <table:table-cell office:value-type="float" office:value="0.682699275362319" calcext:value-type="float">
            <text:p>0.6826992754</text:p>
          </table:table-cell>
          <table:table-cell office:value-type="float" office:value="0.0287440406415096" calcext:value-type="float">
            <text:p>0.0287440406</text:p>
          </table:table-cell>
          <table:table-cell office:value-type="float" office:value="0.989130434782609" calcext:value-type="float">
            <text:p>0.9891304348</text:p>
          </table:table-cell>
          <table:table-cell office:value-type="float" office:value="0.0108695652173913" calcext:value-type="float">
            <text:p>0.01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2286380283199" calcext:value-type="float">
            <text:p>0.4822863803</text:p>
          </table:table-cell>
          <table:table-cell office:value-type="float" office:value="0.0142709974949017" calcext:value-type="float">
            <text:p>0.0142709975</text:p>
          </table:table-cell>
          <table:table-cell office:value-type="float" office:value="0.680615942028986" calcext:value-type="float">
            <text:p>0.680615942</text:p>
          </table:table-cell>
          <table:table-cell office:value-type="float" office:value="0.0183553027557831" calcext:value-type="float">
            <text:p>0.0183553028</text:p>
          </table:table-cell>
          <table:table-cell office:value-type="float" office:value="0.995652173913043" calcext:value-type="float">
            <text:p>0.9956521739</text:p>
          </table:table-cell>
          <table:table-cell office:value-type="float" office:value="0.00869565217391304" calcext:value-type="float">
            <text:p>0.0086956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482090142411208" calcext:value-type="float">
            <text:p>0.4820901424</text:p>
          </table:table-cell>
          <table:table-cell/>
          <table:table-cell table:formula="of:=AVERAGE([.D2:.D6])" office:value-type="float" office:value="0.678695652173913" calcext:value-type="float">
            <text:p>0.6786956522</text:p>
          </table:table-cell>
          <table:table-cell/>
          <table:table-cell table:formula="of:=AVERAGE([.F2:.F6])" office:value-type="float" office:value="0.992608695652174" calcext:value-type="float">
            <text:p>0.99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6])" office:value-type="float" office:value="0.00419877006434811" calcext:value-type="float">
            <text:p>0.0041987701</text:p>
          </table:table-cell>
          <table:table-cell/>
          <table:table-cell table:formula="of:=STDEV([.D2:.D6])" office:value-type="float" office:value="0.00998379903512198" calcext:value-type="float">
            <text:p>0.009983799</text:p>
          </table:table-cell>
          <table:table-cell/>
          <table:table-cell table:formula="of:=STDEV([.F2:.F6])" office:value-type="float" office:value="0.00329690236697886" calcext:value-type="float">
            <text:p>0.0032969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02:28.420622586</dc:date>
    <dc:creator>Surender Kumar</dc:creator>
    <meta:editing-duration>PT44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